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ro28" style:family="table-row">
      <style:table-row-properties style:row-height="1.5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__-04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/>
          <table:table-cell table:style-name="ce27"/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/>
          <table:table-cell table:style-name="ce27"/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0000-00-00T18:28:43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24T13:09:27.27</dc:date>
    <meta:editing-duration>P28DT7H37M27S</meta:editing-duration>
    <meta:editing-cycles>56</meta:editing-cycles>
    <meta:document-statistic meta:table-count="3" meta:cell-count="1477" meta:object-count="0"/>
  </office:meta>
</office:document-meta>
</file>